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officeooo:rsid="000425db" officeooo:paragraph-rsid="000425db"/>
    </style:style>
    <style:style style:name="P2" style:family="paragraph" style:parent-style-name="Text_20_body">
      <style:text-properties officeooo:rsid="000425db" officeooo:paragraph-rsid="000425db"/>
    </style:style>
    <style:style style:name="P3" style:family="paragraph" style:parent-style-name="Title">
      <style:text-properties officeooo:rsid="000425db" officeooo:paragraph-rsid="000425db"/>
    </style:style>
    <style:style style:name="P4" style:family="paragraph" style:parent-style-name="Text_20_body">
      <style:text-properties officeooo:rsid="00083cd7" officeooo:paragraph-rsid="00083cd7"/>
    </style:style>
    <style:style style:name="T1" style:family="text">
      <style:text-properties officeooo:rsid="00083c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 Assignment <text:span text:style-name="T1">4</text:span></text:p>
      <text:p text:style-name="P2"/>
      <text:p text:style-name="P1">Group : Léo Camberou 18129107, Maxime Moulard 18129026</text:p>
      <text:p text:style-name="P2"/>
      <text:p text:style-name="P2">In order to do, this assignment, we have created <text:span text:style-name="T1">an activity with a tab layout, each tab redirecting to a fragment.</text:span></text:p>
      <text:p text:style-name="P2"/>
      <text:p text:style-name="P4">In both fragment, we have implemented a recycler view and a floating action button. When you’re clicking the button, it’ll display a window. In this window, you can add either an information or an article depending on the fragment you’re in.</text:p>
      <text:p text:style-name="P4">Once you’ve created different elements, it’ll be displayed in rows, with the content of the rows and the date of its creation.</text:p>
      <text:p text:style-name="P4">By clicking on a row, you have the ability to either edit it or suppress it.</text:p>
      <text:p text:style-name="P4"/>
      <text:p text:style-name="P4">When you’re closing the app and getting back on the app, your datas will still be there, thanks to the implementation of SQLite database and of tables for both the frag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2T21:53:10.835508060</dc:date>
    <meta:editing-duration>PT26M23S</meta:editing-duration>
    <meta:editing-cycles>3</meta:editing-cycles>
    <meta:generator>LibreOffice/5.1.6.2$Linux_X86_64 LibreOffice_project/10m0$Build-2</meta:generator>
    <meta:document-statistic meta:table-count="0" meta:image-count="0" meta:object-count="0" meta:page-count="1" meta:paragraph-count="7" meta:word-count="142" meta:character-count="804" meta:non-whitespace-character-count="669"/>
  </office:meta>
</office:document-meta>
</file>